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paragraph-properties style:text-autospace="none"/>
      <style:text-properties style:font-name="Arial" fo:font-size="12pt" officeooo:paragraph-rsid="0009aab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ff0000" style:font-name="Arial" fo:font-size="12pt" fo:letter-spacing="normal" fo:language="ca" fo:country="ES" fo:font-style="normal" fo:font-weight="bold" officeooo:rsid="0009c4df" officeooo:paragraph-rsid="0009aab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4" style:family="paragraph" style:parent-style-name="Estàndard">
      <style:paragraph-properties fo:text-align="center" style:justify-single-word="false"/>
      <style:text-properties style:font-name="Arial" fo:font-size="12pt" fo:language="ca" fo:country="ES" officeooo:paragraph-rsid="0009aaba" style:font-size-asian="12pt" style:font-size-complex="12pt"/>
    </style:style>
    <style:style style:name="P5" style:family="paragraph" style:parent-style-name="Estàndard">
      <style:paragraph-properties fo:text-align="justify" style:justify-single-word="false"/>
      <style:text-properties style:font-name="Arial" fo:font-size="12pt" fo:language="ca" fo:country="ES" officeooo:paragraph-rsid="0009aaba" style:font-size-asian="12pt" style:font-size-complex="12pt"/>
    </style:style>
    <style:style style:name="P6" style:family="paragraph" style:parent-style-name="Estàndard">
      <style:paragraph-properties fo:text-align="justify" style:justify-single-word="false"/>
      <style:text-properties style:font-name="Arial" fo:font-size="12pt" fo:language="ca" fo:country="ES" officeooo:paragraph-rsid="0009aaba" style:font-size-asian="12pt" style:font-name-complex="Arial" style:font-size-complex="12pt"/>
    </style:style>
    <style:style style:name="P7" style:family="paragraph" style:parent-style-name="Estàndard">
      <style:paragraph-properties fo:text-align="center" style:justify-single-word="false"/>
      <style:text-properties style:font-name="Arial" fo:font-size="12pt" fo:language="ca" fo:country="ES" officeooo:paragraph-rsid="0009aaba" style:font-size-asian="12pt" style:language-asian="ca" style:country-asian="ES" style:font-size-complex="12pt"/>
    </style:style>
    <style:style style:name="P8" style:family="paragraph" style:parent-style-name="Estàndard">
      <style:paragraph-properties fo:text-align="justify" style:justify-single-word="false"/>
      <style:text-properties style:font-name="Arial" fo:font-size="12pt" fo:language="en" fo:country="GB" officeooo:paragraph-rsid="0009aaba" style:font-size-asian="12pt" style:font-size-complex="12pt"/>
    </style:style>
    <style:style style:name="P9" style:family="paragraph" style:parent-style-name="Estàndard">
      <style:paragraph-properties fo:text-align="end" style:justify-single-word="false"/>
      <style:text-properties style:font-name="Arial" fo:font-size="12pt" officeooo:paragraph-rsid="0009aaba" style:font-size-asian="12pt" style:font-size-complex="12pt"/>
    </style:style>
    <style:style style:name="P10" style:family="paragraph" style:parent-style-name="Estàndard">
      <style:text-properties style:font-name="Arial" fo:font-size="12pt" officeooo:paragraph-rsid="0009aaba" style:font-size-asian="12pt" style:font-size-complex="12pt"/>
    </style:style>
    <style:style style:name="P11" style:family="paragraph" style:parent-style-name="Estàndard">
      <style:paragraph-properties fo:text-align="end" style:justify-single-word="false"/>
      <style:text-properties fo:language="ca" fo:country="ES" officeooo:paragraph-rsid="0009aaba" style:font-name-complex="Arial"/>
    </style:style>
    <style:style style:name="P12" style:family="paragraph" style:parent-style-name="Estàndard">
      <style:paragraph-properties fo:text-align="justify" style:justify-single-word="false"/>
      <style:text-properties fo:font-size="12pt" fo:language="ca" fo:country="ES" officeooo:paragraph-rsid="0009aaba" style:font-size-asian="12pt" style:font-size-complex="12pt"/>
    </style:style>
    <style:style style:name="P13" style:family="paragraph" style:parent-style-name="Estàndard">
      <style:paragraph-properties fo:text-align="justify" style:justify-single-word="false"/>
      <style:text-properties fo:font-size="12pt" fo:language="ca" fo:country="ES" officeooo:rsid="0009c4df" officeooo:paragraph-rsid="0009aaba" style:font-size-asian="12pt" style:font-size-complex="12pt"/>
    </style:style>
    <style:style style:name="P14" style:family="paragraph" style:parent-style-name="Estàndard">
      <style:text-properties fo:color="#000000" fo:font-weight="normal" officeooo:rsid="0009c4df" officeooo:paragraph-rsid="0009aaba" style:font-weight-asian="normal" style:font-weight-complex="normal"/>
    </style:style>
    <style:style style:name="P15" style:family="paragraph" style:parent-style-name="Està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ca" fo:country="ES" fo:font-style="normal" fo:font-weight="normal" officeooo:paragraph-rsid="0009aab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" style:family="paragraph" style:parent-style-name="Estàndard">
      <style:paragraph-properties fo:text-align="justify" style:justify-single-word="false"/>
      <style:text-properties fo:color="#b2b2b2" style:font-name="Arial" fo:font-size="12pt" fo:language="ca" fo:country="ES" fo:font-style="italic" fo:font-weight="bold" officeooo:rsid="0009c4df" officeooo:paragraph-rsid="0009aaba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Estàndard">
      <style:text-properties officeooo:paragraph-rsid="0009aaba"/>
    </style:style>
    <style:style style:name="P18" style:family="paragraph" style:parent-style-name="salt_5f_de_5f_pagina" style:master-page-name="Standard">
      <style:paragraph-properties style:page-number="auto"/>
      <style:text-properties officeooo:paragraph-rsid="0009aaba"/>
    </style:style>
    <style:style style:name="P19" style:family="paragraph" style:parent-style-name="Table_20_Contents">
      <style:paragraph-properties fo:text-align="justify" style:justify-single-word="false"/>
      <style:text-properties officeooo:paragraph-rsid="0009aaba"/>
    </style:style>
    <style:style style:name="P2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f05a"/>
    </style:style>
    <style:style style:name="T2" style:family="text">
      <style:text-properties fo:language="ca" fo:country="ES"/>
    </style:style>
    <style:style style:name="T3" style:family="text">
      <style:text-properties fo:language="ca" fo:country="ES" fo:font-weight="bold" style:font-weight-asian="bold"/>
    </style:style>
    <style:style style:name="T4" style:family="text">
      <style:text-properties fo:language="ca" fo:country="ES" fo:font-weight="bold" style:font-weight-asian="bold" style:font-weight-complex="bold"/>
    </style:style>
    <style:style style:name="T5" style:family="text">
      <style:text-properties fo:language="ca" fo:country="ES" fo:font-weight="bold" officeooo:rsid="00109634" style:font-weight-asian="bold"/>
    </style:style>
    <style:style style:name="T6" style:family="text">
      <style:text-properties fo:language="ca" fo:country="ES" fo:font-weight="bold" officeooo:rsid="0014ce37" style:font-weight-asian="bold"/>
    </style:style>
    <style:style style:name="T7" style:family="text">
      <style:text-properties fo:language="ca" fo:country="ES" fo:font-weight="bold" style:font-weight-asian="bold" style:font-name-complex="Arial"/>
    </style:style>
    <style:style style:name="T8" style:family="text">
      <style:text-properties fo:language="ca" fo:country="ES" officeooo:rsid="00109634"/>
    </style:style>
    <style:style style:name="T9" style:family="text">
      <style:text-properties fo:language="ca" fo:country="ES" officeooo:rsid="0014ce37"/>
    </style:style>
    <style:style style:name="T10" style:family="text">
      <style:text-properties fo:language="ca" fo:country="ES" officeooo:rsid="0009c4df"/>
    </style:style>
    <style:style style:name="T11" style:family="text">
      <style:text-properties fo:language="ca" fo:country="ES" officeooo:rsid="001710f1"/>
    </style:style>
    <style:style style:name="T12" style:family="text">
      <style:text-properties fo:language="ca" fo:country="ES" officeooo:rsid="001599bd"/>
    </style:style>
    <style:style style:name="T13" style:family="text">
      <style:text-properties fo:language="ca" fo:country="ES" officeooo:rsid="001263fe"/>
    </style:style>
    <style:style style:name="T14" style:family="text">
      <style:text-properties fo:language="ca" fo:country="ES" style:font-name-complex="Arial"/>
    </style:style>
    <style:style style:name="T15" style:family="text">
      <style:text-properties fo:font-variant="normal" fo:text-transform="none" fo:color="#f8f8f8" style:font-name="Monospace" fo:font-size="10pt" fo:letter-spacing="normal" fo:language="ca" fo:country="ES" fo:font-style="normal" fo:font-weight="bold" officeooo:rsid="0009c4df" style:font-name-asian="Monospace" style:font-size-asian="10pt" style:font-name-complex="Monospace" style:font-size-complex="10pt" style:language-complex="ar" style:country-complex="SA"/>
    </style:style>
    <style:style style:name="T16" style:family="text">
      <style:text-properties fo:font-variant="normal" fo:text-transform="none" fo:color="#f8f8f8" style:font-name="Monospace" fo:font-size="10pt" fo:letter-spacing="normal" fo:language="ca" fo:country="ES" fo:font-style="normal" fo:font-weight="bold" officeooo:rsid="0014ce37" style:font-name-asian="Monospace" style:font-size-asian="10pt" style:font-name-complex="Monospace" style:font-size-complex="10pt" style:language-complex="ar" style:country-complex="SA"/>
    </style:style>
    <style:style style:name="T17" style:family="text">
      <style:text-properties fo:font-variant="normal" fo:text-transform="none" fo:color="#ff0000" fo:letter-spacing="normal" fo:language="ca" fo:country="ES" fo:font-style="normal" fo:font-weight="bold" style:font-name-asian="Times New Roman" style:font-weight-asian="normal" style:font-name-complex="Arial" style:language-complex="ar" style:country-complex="SA" style:font-weight-complex="normal"/>
    </style:style>
    <style:style style:name="T18" style:family="text">
      <style:text-properties fo:language="en" fo:country="G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4ce37" style:font-weight-asian="normal" style:font-weight-complex="normal"/>
    </style:style>
    <style:style style:name="T21" style:family="text">
      <style:text-properties fo:font-weight="normal" officeooo:rsid="00109634" style:font-weight-asian="normal" style:font-weight-complex="normal"/>
    </style:style>
    <style:style style:name="T22" style:family="text">
      <style:text-properties fo:color="#f8f8f8" style:font-name="Monospace" fo:font-size="10pt" officeooo:rsid="0014ce37" style:font-name-asian="Monospace" style:font-size-asian="10pt" style:font-name-complex="Monospace" style:font-size-complex="10pt"/>
    </style:style>
    <style:style style:name="T23" style:family="text">
      <style:text-properties fo:color="#f8f8f8" style:font-name="Monospace" fo:font-size="10pt" fo:language="ca" fo:country="ES" officeooo:rsid="0014ce37" style:font-name-asian="Monospace" style:font-size-asian="10pt" style:font-name-complex="Monospace" style:font-size-complex="10pt"/>
    </style:style>
    <style:style style:name="T24" style:family="text">
      <style:text-properties officeooo:rsid="0009c4df"/>
    </style:style>
    <style:style style:name="T25" style:family="text">
      <style:text-properties officeooo:rsid="0014ce37"/>
    </style:style>
    <style:style style:name="T26" style:family="text">
      <style:text-properties fo:color="#000000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116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X</text:span></text:p>
      <text:p text:style-name="P3"><office:annotation><dc:creator>dani </dc:creator><dc:date>2015-12-18T17:35:30</dc:date><text:p text:style-name="P20"><text:span text:style-name="T26">do section for s in report</text:span></text:p></office:annotation>AUTORITZACIÓ</text:p>
      <text:p text:style-name="P4"><text:tab/></text:p>
      <text:p text:style-name="P17"><text:span text:style-name="T3">Autoritzo</text:span><text:span text:style-name="T2"> el meu fill/a</text:span><text:span text:style-name="T8"> </text:span><text:span text:style-name="T9">s.alumne</text:span><text:span text:style-name="T3"> </text:span><text:span text:style-name="T2">del grup </text:span><text:span text:style-name="T9">s.grup</text:span><text:span text:style-name="T10"> </text:span><text:span text:style-name="T2">a assistir a la sortida abans esmentada el dia <text:s/></text:span><text:span text:style-name="T11">s.desde_dia</text:span><text:span text:style-name="T2"> que té un cost de</text:span><text:span text:style-name="T15">p</text:span><text:span text:style-name="T16">s.preu</text:span><text:span text:style-name="T15">r</text:span><text:span text:style-name="T4">€ </text:span></text:p>
      <text:p text:style-name="P17"/>
      <text:p text:style-name="P17"><text:span text:style-name="T2">He rebut la informació d’aquesta sortida, i us comunico que el meu fill/a</text:span><text:span text:style-name="T5"> </text:span><text:span text:style-name="T6">s.alumne</text:span><text:span text:style-name="T3"> </text:span><text:span text:style-name="T2">del grup <text:s text:c="4"/></text:span><text:span text:style-name="T12">s.grup</text:span><text:span text:style-name="T13"> </text:span><text:span text:style-name="T3"><text:s/>no hi assistirà</text:span><text:span text:style-name="T2">.</text:span></text:p>
      <text:p text:style-name="P17"/>
      <text:p text:style-name="P17"/>
      <text:p text:style-name="P17"><text:tab/>Nom i cognoms del pare/mare:<text:tab/>................................................</text:p>
      <text:p text:style-name="P17"><text:tab/>DNI: <text:tab/>................................................</text:p>
      <text:p text:style-name="P8"/>
      <text:p text:style-name="P8"/>
      <text:p text:style-name="P9"><text:span text:style-name="T18"><text:tab/><text:tab/><text:tab/><text:tab/><text:tab/><text:tab/><text:tab/><text:tab/>(</text:span>Signatura)</text:p>
      <text:p text:style-name="P9"/>
      <text:p text:style-name="P9"/>
      <text:p text:style-name="P9"/>
      <text:p text:style-name="P9"/>
      <text:p text:style-name="P9"/>
      <text:p text:style-name="P11"/>
      <text:p text:style-name="P9"><text:span text:style-name="T14">Figueres, </text:span><text:span text:style-name="T7"><text:date style:data-style-name="N116" text:date-value="2015-12-18T17:39:34">18 / desembre / 2015</text:date></text:span></text:p>
      <text:p text:style-name="P5"/>
      <text:p text:style-name="P6">Benvolguts,</text:p>
      <text:p text:style-name="P5"/>
      <text:p text:style-name="P17">Us comuniquem qu<text:span text:style-name="T19">e el departament </text:span><text:span text:style-name="T20">s.departament</text:span><text:span text:style-name="T21"> </text:span>ha organitzat la sortida <text:span text:style-name="T22">s.titol</text:span> <text:span text:style-name="T24">a <text:s/></text:span><text:span text:style-name="T22">s.ciutat</text:span><text:span text:style-name="T24"> <text:s/></text:span>i, d'acord amb les Normes d'Organització i Funcionament de Centre, us demanem que autoritzeu el vostre fill/a a assistir-hi:</text:p>
      <text:p text:style-name="P12"/>
      <text:p text:style-name="P10"><text:span text:style-name="T10">Descripció: </text:span><text:span text:style-name="T17"><text:s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T25">r</text:span><office:annotation><dc:creator>dani </dc:creator><dc:date>2015-12-18T15:56:41</dc:date><text:p text:style-name="P20"><text:span text:style-name="T27">do row for r in s.programa_de_la_sortida</text:span></text:p></office:annotation></text:p>
          </table:table-cell>
        </table:table-row>
      </table:table>
      <text:p text:style-name="P2"/>
      <text:p text:style-name="P12"><text:span text:style-name="T24">Data i hora sortida: <text:s/></text:span><text:span text:style-name="T22">s.desde</text:span><text:span text:style-name="T24"> </text:span></text:p>
      <text:p text:style-name="P17"><text:span text:style-name="T10">Data i hora arribada: <text:s/></text:span><text:span text:style-name="T23">s.finsa</text:span></text:p>
      <text:p text:style-name="P17"><text:span text:style-name="T2">Tipus de transport: <text:s/></text:span><text:span text:style-name="T23">s.mitja</text:span><text:span text:style-name="T2"> </text:span></text:p>
      <text:p text:style-name="P17"/>
      <text:p text:style-name="P13">Preu: <text:s/><text:span text:style-name="T22">s.preu</text:span> </text:p>
      <text:p text:style-name="P14">Condicion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text:span text:style-name="T25">r</text:span><office:annotation><dc:creator>dani </dc:creator><dc:date>2015-12-18T15:58:50</dc:date><text:p text:style-name="P20"><text:span text:style-name="T27">do row for r in s.condicions_generals</text:span></text:p></office:annotation></text:p>
          </table:table-cell>
        </table:table-row>
      </table:table>
      <text:p text:style-name="P15"/>
      <text:p text:style-name="P15"/>
      <text:p text:style-name="P16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size="13pt" fo:language="es" fo:country="ES" style:font-name-asian="Times New Roman" style:font-size-asian="13pt" style:font-name-complex="Arial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5-12-18T17:39:34</dc:date>
    <dc:creator>dani </dc:creator>
    <meta:editing-duration>P0D</meta:editing-duration>
    <meta:editing-cycles>1</meta:editing-cycles>
    <meta:document-statistic meta:table-count="2" meta:image-count="0" meta:object-count="0" meta:page-count="1" meta:paragraph-count="19" meta:word-count="116" meta:character-count="812" meta:non-whitespace-character-count="687"/>
    <meta:generator>LibreOffice/3.6$Linux_X86_64 LibreOffice_project/360m1$Build-2</meta:generator>
  </office:meta>
</office:document-meta>
</file>